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6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7" style:family="table-cell" style:parent-style-name="Default" style:data-style-name="N33">
      <style:table-cell-properties fo:border-top="none" fo:border-bottom="none" fo:border-left="2pt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3">
      <style:table-cell-properties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0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1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2" style:family="table-cell" style:parent-style-name="Default" style:data-style-name="N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9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4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1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2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3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4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4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7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9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50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0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1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2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3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4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8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70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71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72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7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7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9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1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2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4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5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87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62466666666667cm"/>
    </style:style>
    <style:style style:name="co5" style:family="table-column">
      <style:table-column-properties fo:break-before="auto" style:column-width="0.338666666666667cm"/>
    </style:style>
    <style:style style:name="co6" style:family="table-column">
      <style:table-column-properties fo:break-before="auto" style:column-width="3.175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2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67">
            <text:p>違章建築拆除案件</text:p>
          </table:table-cell>
          <table:covered-table-cell table:number-columns-repeated="9"/>
          <table:table-cell table:number-columns-spanned="8" table:number-rows-spanned="1" table:style-name="ce69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74">
            <text:p>中華民國106年10月</text:p>
          </table:table-cell>
          <table:covered-table-cell table:number-columns-repeated="9"/>
          <table:table-cell office:value-type="string" table:number-columns-spanned="8" table:number-rows-spanned="1" table:style-name="ce72">
            <text:p><text:s text:c="5"/>October <text:s text:c="3"/>- 2017</text:p>
          </table:table-cell>
          <table:covered-table-cell table:number-columns-repeated="7"/>
          <table:table-cell table:number-columns-repeated="16366" table:style-name="ce1"/>
        </table:table-row>
        <table:table-row table:style-name="ro2">
          <table:table-cell office:value-type="string" table:number-columns-spanned="2" table:number-rows-spanned="1" table:style-name="ce71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70">
            <text:p><text:s text:c="2"/>Unit<text:span text:style-name="T1">：</text:span>Case</text:p>
          </table:table-cell>
          <table:covered-table-cell table:number-columns-repeated="3"/>
          <table:table-cell table:number-columns-repeated="16366" table:style-name="ce1"/>
        </table:table-row>
        <table:table-row table:style-name="ro3">
          <table:table-cell office:value-type="string" table:number-columns-spanned="2" table:number-rows-spanned="4" table:style-name="ce80">
            <text:p>區　<text:span text:style-name="T2"><text:s/></text:span>域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81">
            <text:p>總計</text:p>
          </table:table-cell>
          <table:covered-table-cell/>
          <table:table-cell office:value-type="string" table:number-columns-spanned="3" table:number-rows-spanned="2" table:style-name="ce75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9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76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45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46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77">
            <text:p>本月</text:p>
            <text:p>查報數</text:p>
            <text:p>(12)</text:p>
          </table:table-cell>
          <table:table-cell office:value-type="string" table:number-columns-spanned="2" table:number-rows-spanned="1" table:style-name="ce78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82">
            <text:p>至本月底尚未拆除總數<text:span text:style-name="T2">(1)=(3)+(6)+(9)+(13)</text:span></text:p>
          </table:table-cell>
          <table:table-cell office:value-type="string" table:number-columns-spanned="1" table:number-rows-spanned="2" table:style-name="ce83">
            <text:p>本月拆除總數<text:span text:style-name="T2">(2)=(5)+(8)+(11)+(14)</text:span></text:p>
          </table:table-cell>
          <table:table-cell office:value-type="string" table:number-columns-spanned="1" table:number-rows-spanned="2" table:style-name="ce83">
            <text:p>至本月底尚未拆除數</text:p>
            <text:p><text:span text:style-name="T2">(3)</text:span></text:p>
          </table:table-cell>
          <table:table-cell office:value-type="string" table:number-columns-spanned="1" table:number-rows-spanned="2" table:style-name="ce83">
            <text:p>本月補照數</text:p>
            <text:p><text:span text:style-name="T2">(4)</text:span></text:p>
          </table:table-cell>
          <table:table-cell office:value-type="string" table:number-columns-spanned="1" table:number-rows-spanned="2" table:style-name="ce83">
            <text:p>本月拆除數</text:p>
            <text:p><text:span text:style-name="T2">(5)</text:span></text:p>
          </table:table-cell>
          <table:table-cell office:value-type="string" table:number-columns-spanned="1" table:number-rows-spanned="2" table:style-name="ce84">
            <text:p><text:span text:style-name="T1">至本月底尚未拆除數</text:span></text:p>
            <text:p>(6)</text:p>
          </table:table-cell>
          <table:table-cell office:value-type="string" table:number-columns-spanned="1" table:number-rows-spanned="2" table:style-name="ce83">
            <text:p>本月</text:p>
            <text:p>補照數</text:p>
            <text:p>(7)</text:p>
          </table:table-cell>
          <table:table-cell office:value-type="string" table:number-columns-spanned="1" table:number-rows-spanned="2" table:style-name="ce77">
            <text:p>本月</text:p>
            <text:p>拆除數</text:p>
            <text:p>(8)</text:p>
          </table:table-cell>
          <table:table-cell office:value-type="string" table:number-columns-spanned="1" table:number-rows-spanned="2" table:style-name="ce77">
            <text:p>至本月底</text:p>
            <text:p>尚未拆除數</text:p>
            <text:p>(9)</text:p>
          </table:table-cell>
          <table:table-cell office:value-type="string" table:number-columns-spanned="1" table:number-rows-spanned="2" table:style-name="ce83">
            <text:p>本月</text:p>
            <text:p>補照數</text:p>
            <text:p>(10)</text:p>
          </table:table-cell>
          <table:table-cell office:value-type="string" table:number-columns-spanned="1" table:number-rows-spanned="2" table:style-name="ce77">
            <text:p>本月</text:p>
            <text:p>拆除數</text:p>
            <text:p>(11)</text:p>
          </table:table-cell>
          <table:covered-table-cell/>
          <table:table-cell office:value-type="string" table:number-columns-spanned="1" table:number-rows-spanned="2" table:style-name="ce77">
            <text:p>本月尚未</text:p>
            <text:p>拆除數</text:p>
            <text:p>(13)</text:p>
          </table:table-cell>
          <table:table-cell office:value-type="string" table:number-columns-spanned="1" table:number-rows-spanned="2" table:style-name="ce85">
            <text:p>本月</text:p>
            <text:p>拆除數</text:p>
            <text:p>(14)</text:p>
          </table:table-cell>
          <table:table-cell office:value-type="string" table:number-columns-spanned="1" table:number-rows-spanned="2" table:style-name="ce87">
            <text:p>本年度累計至本月底</text:p>
            <text:p>移送法辦數</text:p>
          </table:table-cell>
          <table:table-cell office:value-type="string" table:number-columns-spanned="1" table:number-rows-spanned="2" table:style-name="ce86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67940" table:style-name="ce11">
            <text:p><text:s/>667,940<text:s/></text:p>
          </table:table-cell>
          <table:table-cell office:value-type="float" office:value="5324" table:style-name="ce12">
            <text:p><text:s/>5,324<text:s/></text:p>
          </table:table-cell>
          <table:table-cell office:value-type="float" office:value="45920" table:style-name="ce12">
            <text:p><text:s/>45,92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4" table:style-name="ce12">
            <text:p><text:s/>44<text:s/></text:p>
          </table:table-cell>
          <table:table-cell office:value-type="float" office:value="602037" table:style-name="ce12">
            <text:p><text:s/>602,0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156" table:style-name="ce12">
            <text:p><text:s/>4,156<text:s/></text:p>
          </table:table-cell>
          <table:table-cell office:value-type="float" office:value="17946" table:style-name="ce12">
            <text:p><text:s/>17,946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666" table:style-name="ce12">
            <text:p><text:s/>666<text:s/></text:p>
          </table:table-cell>
          <table:table-cell office:value-type="float" office:value="2495" table:style-name="ce12">
            <text:p><text:s/>2,495<text:s/></text:p>
          </table:table-cell>
          <table:table-cell office:value-type="float" office:value="2037" table:style-name="ce12">
            <text:p><text:s/>2,037<text:s/></text:p>
          </table:table-cell>
          <table:table-cell office:value-type="float" office:value="458" table:style-name="ce12">
            <text:p><text:s/>458<text:s/></text:p>
          </table:table-cell>
          <table:table-cell office:value-type="float" office:value="58" table:style-name="ce12">
            <text:p><text:s/>58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192993" table:style-name="ce11">
            <text:p><text:s/>192,993<text:s/></text:p>
          </table:table-cell>
          <table:table-cell office:value-type="float" office:value="4288" table:style-name="ce12">
            <text:p><text:s/>4,2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87993" table:style-name="ce12">
            <text:p><text:s/>187,99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925" table:style-name="ce12">
            <text:p><text:s/>3,925<text:s/></text:p>
          </table:table-cell>
          <table:table-cell office:value-type="float" office:value="4431" table:style-name="ce12">
            <text:p><text:s/>4,43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7" table:style-name="ce12">
            <text:p><text:s/>277<text:s/></text:p>
          </table:table-cell>
          <table:table-cell office:value-type="float" office:value="655" table:style-name="ce12">
            <text:p><text:s/>655<text:s/></text:p>
          </table:table-cell>
          <table:table-cell office:value-type="float" office:value="569" table:style-name="ce12">
            <text:p><text:s/>569<text:s/></text:p>
          </table:table-cell>
          <table:table-cell office:value-type="float" office:value="86" table:style-name="ce12">
            <text:p><text:s/>86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2" table:style-name="ce12">
            <text:p><text:s/>2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6620" table:style-name="ce17">
            <text:p><text:s/>86,620<text:s/></text:p>
          </table:table-cell>
          <table:table-cell office:value-type="float" office:value="293" table:style-name="ce18">
            <text:p><text:s/>293<text:s/></text:p>
          </table:table-cell>
          <table:table-cell office:value-type="float" office:value="6562" table:style-name="ce18">
            <text:p><text:s/>6,562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77992" table:style-name="ce18">
            <text:p><text:s/>77,992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79" table:style-name="ce18">
            <text:p><text:s/>79<text:s/></text:p>
          </table:table-cell>
          <table:table-cell office:value-type="float" office:value="1771" table:style-name="ce18">
            <text:p><text:s/>1,771<text:s/></text:p>
          </table:table-cell>
          <table:table-cell office:value-type="float" office:value="0" table:style-name="ce18">
            <text:p><text:s/>-<text:s/></text:p>
          </table:table-cell>
          <table:table-cell office:value-type="float" office:value="118" table:style-name="ce18">
            <text:p><text:s/>118<text:s/></text:p>
          </table:table-cell>
          <table:table-cell office:value-type="float" office:value="391" table:style-name="ce18">
            <text:p><text:s/>391<text:s/></text:p>
          </table:table-cell>
          <table:table-cell office:value-type="float" office:value="295" table:style-name="ce18">
            <text:p><text:s/>295<text:s/></text:p>
          </table:table-cell>
          <table:table-cell office:value-type="float" office:value="96" table:style-name="ce18">
            <text:p><text:s/>96<text:s/></text:p>
          </table:table-cell>
          <table:table-cell office:value-type="float" office:value="4" table:style-name="ce18">
            <text:p><text:s/>4<text:s/></text:p>
          </table:table-cell>
          <table:table-cell office:value-type="float" office:value="0" table:style-name="ce18">
            <text:p><text:s/>-<text:s/></text:p>
          </table:table-cell>
          <table:table-cell table:number-columns-repeated="2" table:style-name="ce19"/>
          <table:table-cell table:number-columns-repeated="16364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60918" table:style-name="ce11">
            <text:p><text:s/>60,918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5325" table:style-name="ce12">
            <text:p><text:s/>55,32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543" table:style-name="ce12">
            <text:p><text:s/>4,54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17" table:style-name="ce12">
            <text:p><text:s/>317<text:s/></text:p>
          </table:table-cell>
          <table:table-cell office:value-type="float" office:value="316" table:style-name="ce12">
            <text:p><text:s/>316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77447" table:style-name="ce11">
            <text:p><text:s/>77,447<text:s/></text:p>
          </table:table-cell>
          <table:table-cell office:value-type="float" office:value="183" table:style-name="ce12">
            <text:p><text:s/>183<text:s/></text:p>
          </table:table-cell>
          <table:table-cell office:value-type="float" office:value="23581" table:style-name="ce12">
            <text:p><text:s/>23,5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4" table:style-name="ce12">
            <text:p><text:s/>14<text:s/></text:p>
          </table:table-cell>
          <table:table-cell office:value-type="float" office:value="51984" table:style-name="ce12">
            <text:p><text:s/>51,98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686" table:style-name="ce12">
            <text:p><text:s/>1,68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312" table:style-name="ce12">
            <text:p><text:s/>312<text:s/></text:p>
          </table:table-cell>
          <table:table-cell office:value-type="float" office:value="196" table:style-name="ce12">
            <text:p><text:s/>196<text:s/></text:p>
          </table:table-cell>
          <table:table-cell office:value-type="float" office:value="116" table:style-name="ce12">
            <text:p><text:s/>116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8811" table:style-name="ce11">
            <text:p><text:s/>28,811<text:s/></text:p>
          </table:table-cell>
          <table:table-cell office:value-type="float" office:value="37" table:style-name="ce12">
            <text:p><text:s/>37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3598" table:style-name="ce12">
            <text:p><text:s/>23,5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454" table:style-name="ce12">
            <text:p><text:s/>1,45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150" table:style-name="ce12">
            <text:p><text:s/>150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2477" table:style-name="ce11">
            <text:p><text:s/>122,477<text:s/></text:p>
          </table:table-cell>
          <table:table-cell office:value-type="float" office:value="385" table:style-name="ce12">
            <text:p><text:s/>385<text:s/></text:p>
          </table:table-cell>
          <table:table-cell office:value-type="float" office:value="91" table:style-name="ce12">
            <text:p><text:s/>9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" table:style-name="ce12">
            <text:p><text:s/>30<text:s/></text:p>
          </table:table-cell>
          <table:table-cell office:value-type="float" office:value="121342" table:style-name="ce12">
            <text:p><text:s/>121,34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903" table:style-name="ce12">
            <text:p><text:s/>90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58" table:style-name="ce12">
            <text:p><text:s/>158<text:s/></text:p>
          </table:table-cell>
          <table:table-cell office:value-type="float" office:value="214" table:style-name="ce12">
            <text:p><text:s/>214<text:s/></text:p>
          </table:table-cell>
          <table:table-cell office:value-type="float" office:value="141" table:style-name="ce12">
            <text:p><text:s/>141<text:s/></text:p>
          </table:table-cell>
          <table:table-cell office:value-type="float" office:value="73" table:style-name="ce12">
            <text:p><text:s/>73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95280" table:style-name="ce11">
            <text:p><text:s/>95,280<text:s/></text:p>
          </table:table-cell>
          <table:table-cell office:value-type="float" office:value="124" table:style-name="ce12">
            <text:p><text:s/>124<text:s/></text:p>
          </table:table-cell>
          <table:table-cell office:value-type="float" office:value="10862" table:style-name="ce12">
            <text:p><text:s/>10,8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1005" table:style-name="ce12">
            <text:p><text:s/>81,005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3044" table:style-name="ce12">
            <text:p><text:s/>3,044<text:s/></text:p>
          </table:table-cell>
          <table:table-cell office:value-type="float" office:value="21" table:style-name="ce12">
            <text:p><text:s/>21<text:s/></text:p>
          </table:table-cell>
          <table:table-cell office:value-type="float" office:value="38" table:style-name="ce12">
            <text:p><text:s/>38<text:s/></text:p>
          </table:table-cell>
          <table:table-cell office:value-type="float" office:value="433" table:style-name="ce12">
            <text:p><text:s/>433<text:s/></text:p>
          </table:table-cell>
          <table:table-cell office:value-type="float" office:value="369" table:style-name="ce12">
            <text:p><text:s/>369<text:s/></text:p>
          </table:table-cell>
          <table:table-cell office:value-type="float" office:value="64" table:style-name="ce12">
            <text:p><text:s/>64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527" table:style-name="ce16">
            <text:p><text:s/>3,527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1651" table:style-name="ce15">
            <text:p><text:s/>1,65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84" table:style-name="ce15">
            <text:p><text:s/>1,78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9" table:style-name="ce15">
            <text:p><text:s/>5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36" table:style-name="ce15">
            <text:p><text:s/>36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7327" table:style-name="ce16">
            <text:p><text:s/>7,327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1108" table:style-name="ce15">
            <text:p><text:s/>1,10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885" table:style-name="ce15">
            <text:p><text:s/>5,88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293" table:style-name="ce15">
            <text:p><text:s/>2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3004" table:style-name="ce16">
            <text:p><text:s/>3,00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07" table:style-name="ce15">
            <text:p><text:s/>2,80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87" table:style-name="ce15">
            <text:p><text:s/>18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131" table:style-name="ce16">
            <text:p><text:s/>7,131<text:s/></text:p>
          </table:table-cell>
          <table:table-cell office:value-type="float" office:value="16" table:style-name="ce15">
            <text:p><text:s/>16<text:s/></text:p>
          </table:table-cell>
          <table:table-cell office:value-type="float" office:value="239" table:style-name="ce15">
            <text:p><text:s/>2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530" table:style-name="ce15">
            <text:p><text:s/>6,5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323" table:style-name="ce15">
            <text:p><text:s/>323<text:s/></text:p>
          </table:table-cell>
          <table:table-cell office:value-type="float" office:value="20" table:style-name="ce15">
            <text:p><text:s/>2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0" table:style-name="ce15">
            <text:p><text:s/>50<text:s/></text:p>
          </table:table-cell>
          <table:table-cell office:value-type="float" office:value="39" table:style-name="ce15">
            <text:p><text:s/>39<text:s/></text:p>
          </table:table-cell>
          <table:table-cell office:value-type="float" office:value="11" table:style-name="ce15">
            <text:p><text:s/>1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659" table:style-name="ce16">
            <text:p><text:s/>2,65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06" table:style-name="ce15">
            <text:p><text:s/>10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233" table:style-name="ce15">
            <text:p><text:s/>2,23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0" table:style-name="ce15">
            <text:p><text:s/>28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40" table:style-name="ce15">
            <text:p><text:s/>4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1" table:style-name="ce15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3254" table:style-name="ce16">
            <text:p><text:s/>3,254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2093" table:style-name="ce15">
            <text:p><text:s/>2,0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49" table:style-name="ce15">
            <text:p><text:s/>94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91" table:style-name="ce15">
            <text:p><text:s/>1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21" table:style-name="ce15">
            <text:p><text:s/>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4126" table:style-name="ce16">
            <text:p><text:s/>4,126<text:s/></text:p>
          </table:table-cell>
          <table:table-cell office:value-type="float" office:value="8" table:style-name="ce15">
            <text:p><text:s/>8<text:s/></text:p>
          </table:table-cell>
          <table:table-cell office:value-type="float" office:value="357" table:style-name="ce15">
            <text:p><text:s/>35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482" table:style-name="ce15">
            <text:p><text:s/>3,48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261" table:style-name="ce15">
            <text:p><text:s/>26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26" table:style-name="ce15">
            <text:p><text:s/>2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4744" table:style-name="ce16">
            <text:p><text:s/>14,744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855" table:style-name="ce15">
            <text:p><text:s/>85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3480" table:style-name="ce15">
            <text:p><text:s/>13,48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68" table:style-name="ce15">
            <text:p><text:s/>368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1" table:style-name="ce15">
            <text:p><text:s/>51<text:s/></text:p>
          </table:table-cell>
          <table:table-cell office:value-type="float" office:value="41" table:style-name="ce15">
            <text:p><text:s/>41<text:s/></text:p>
          </table:table-cell>
          <table:table-cell office:value-type="float" office:value="10" table:style-name="ce15">
            <text:p><text:s/>1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309" table:style-name="ce16">
            <text:p><text:s/>1,309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145" table:style-name="ce15">
            <text:p><text:s/>1,14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39" table:style-name="ce15">
            <text:p><text:s/>139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25" table:style-name="ce15">
            <text:p><text:s/>2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851" table:style-name="ce16">
            <text:p><text:s/>2,851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818" table:style-name="ce15">
            <text:p><text:s/>2,81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7" table:style-name="ce15">
            <text:p><text:s/>7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4" table:style-name="ce16">
            <text:p><text:s/>4<text:s/></text:p>
          </table:table-cell>
          <table:table-cell office:value-type="float" office:value="5" table:style-name="ce15">
            <text:p><text:s/>5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4" table:style-name="ce15">
            <text:p><text:s/>4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450" table:style-name="ce16">
            <text:p><text:s/>18,450<text:s/></text:p>
          </table:table-cell>
          <table:table-cell office:value-type="float" office:value="33" table:style-name="ce15">
            <text:p><text:s/>33<text:s/></text:p>
          </table:table-cell>
          <table:table-cell office:value-type="float" office:value="932" table:style-name="ce15">
            <text:p><text:s/>932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7321" table:style-name="ce15">
            <text:p><text:s/>17,3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" table:style-name="ce15">
            <text:p><text:s/>1<text:s/></text:p>
          </table:table-cell>
          <table:table-cell office:value-type="float" office:value="170" table:style-name="ce15">
            <text:p><text:s/>17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2" table:style-name="ce15">
            <text:p><text:s/>2<text:s/></text:p>
          </table:table-cell>
          <table:table-cell office:value-type="float" office:value="57" table:style-name="ce15">
            <text:p><text:s/>57<text:s/></text:p>
          </table:table-cell>
          <table:table-cell office:value-type="float" office:value="27" table:style-name="ce15">
            <text:p><text:s/>27<text:s/></text:p>
          </table:table-cell>
          <table:table-cell office:value-type="float" office:value="30" table:style-name="ce15">
            <text:p><text:s/>30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10426" table:style-name="ce16">
            <text:p><text:s/>10,426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9676" table:style-name="ce15">
            <text:p><text:s/>9,67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93" table:style-name="ce15">
            <text:p><text:s/>69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63" table:style-name="ce15">
            <text:p><text:s/>63<text:s/></text:p>
          </table:table-cell>
          <table:table-cell office:value-type="float" office:value="57" table:style-name="ce15">
            <text:p><text:s/>57<text:s/></text:p>
          </table:table-cell>
          <table:table-cell office:value-type="float" office:value="6" table:style-name="ce15">
            <text:p><text:s/>6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468" table:style-name="ce16">
            <text:p><text:s/>16,468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521" table:style-name="ce15">
            <text:p><text:s/>3,52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12891" table:style-name="ce15">
            <text:p><text:s/>12,891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53" table:style-name="ce15">
            <text:p><text:s/>5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3" table:style-name="ce15">
            <text:p><text:s/>3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394" table:style-name="ce11">
            <text:p><text:s/>3,3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798" table:style-name="ce12">
            <text:p><text:s/>2,79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14" table:style-name="ce12">
            <text:p><text:s/>1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807" table:style-name="ce13">
            <text:p><text:s/>2,80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00" table:style-name="ce14">
            <text:p><text:s/>2,700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87" table:style-name="ce13">
            <text:p><text:s/>58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8" table:style-name="ce14">
            <text:p><text:s/>9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5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40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37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landscape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謝瑞真</dc:creator>
    <meta:creation-date>2003-10-23T06:49:28Z</meta:creation-date>
    <dc:date>2017-12-04T02:50:20Z</dc:date>
    <meta:print-date>2016-05-30T02:21:08Z</meta:print-date>
  </office:meta>
</office:document-meta>
</file>